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a href="https://www.flaticon.com/free-icons/double-arrow" title="double arrow icons"&gt;Double arrow icons created by Freepik - Flaticon&lt;/a&gt;<text:s/>- Double arrow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tair Robinson</meta:initial-creator>
    <dc:creator>Altair Robinson</dc:creator>
    <meta:creation-date>2022-02-15T19:54:00Z</meta:creation-date>
    <dc:date>2022-02-15T19:54:00Z</dc:date>
    <meta:template xlink:href="Normal" xlink:type="simple"/>
    <meta:editing-cycles>1</meta:editing-cycles>
    <meta:editing-duration>PT0S</meta:editing-duration>
    <meta:document-statistic meta:page-count="1" meta:paragraph-count="1" meta:word-count="22" meta:character-count="153" meta:row-count="1" meta:non-whitespace-character-count="132"/>
  </office:meta>
</office:document-meta>
</file>